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31pt"/>
    </style:style>
    <style:style style:name="co2" style:family="table-column">
      <style:table-column-properties fo:break-before="auto" style:column-width="724.2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0.86pt"/>
    </style:style>
    <style:style style:name="co5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116.45pt"/>
    </style:style>
    <style:style style:name="co7" style:family="table-column">
      <style:table-column-properties fo:break-before="auto" style:column-width="311.56pt"/>
    </style:style>
    <style:style style:name="co8" style:family="table-column">
      <style:table-column-properties fo:break-before="auto" style:column-width="166.99pt"/>
    </style:style>
    <style:style style:name="co9" style:family="table-column">
      <style:table-column-properties fo:break-before="auto" style:column-width="101.06pt"/>
    </style:style>
    <style:style style:name="co10" style:family="table-column">
      <style:table-column-properties fo:break-before="auto" style:column-width="122.8pt"/>
    </style:style>
    <style:style style:name="co11" style:family="table-column">
      <style:table-column-properties fo:break-before="auto" style:column-width="165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ff3300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rogram name:</text:p>
          </table:table-cell>
          <table:table-cell office:value-type="string" calcext:value-type="string">
            <text:p>MonteCarlo (scimark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ber of paths: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Path 1</text:p>
          </table:table-cell>
          <table:table-cell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office:value-type="string" calcext:value-type="string">
            <text:p>(query [(Eq false (Sle (Add w32 (Mul w32 N0:(ReadLSB w32 0 x) N0) (Mul w32 N1:(ReadLSB w32 0 y) N1)) 1))] false)</text:p>
          </table:table-cell>
        </table:table-row>
        <table:table-row table:style-name="ro1">
          <table:table-cell office:value-type="string" calcext:value-type="string">
            <text:p>Path condition with error:</text:p>
          </table:table-cell>
          <table:table-cell office:value-type="string" calcext:value-type="string">
            <text:p>!((((x * x) + (y * y)) * (1 - (((((x_error + x_error) - (x_error * x_error)) * (x * x)) + (((y_error + y_error) - (y_error * y_error)) * (y * y))) / ((x * x) + (y * y))))) &lt;= 1)</text:p>
          </table:table-cell>
        </table:table-row>
        <table:table-row table:style-name="ro1">
          <table:table-cell office:value-type="string" calcext:value-type="string">
            <text:p>Probability score:</text:p>
          </table:table-cell>
          <table:table-cell table:style-name="ce4" office:value-type="string" calcext:value-type="string">
            <text:p>3.562499e+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Path 2</text:p>
          </table:table-cell>
          <table:table-cell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office:value-type="string" calcext:value-type="string">
            <text:p>(query [(Sle (Add w32 (Mul w32 N0:(ReadLSB w32 0 x) N0) (Mul w32 N1:(ReadLSB w32 0 y) N1)) 1)] false)</text:p>
          </table:table-cell>
        </table:table-row>
        <table:table-row table:style-name="ro1">
          <table:table-cell office:value-type="string" calcext:value-type="string">
            <text:p>Path condition with error:</text:p>
          </table:table-cell>
          <table:table-cell office:value-type="string" calcext:value-type="string">
            <text:p>((((x * x) + (y * y)) * (1 - (((((x_error + x_error) - (x_error * x_error)) * (x * x)) + (((y_error + y_error) - (y_error * y_error)) * (y * y))) / ((x * x) + (y * y))))) &lt;= 1)</text:p>
          </table:table-cell>
        </table:table-row>
        <table:table-row table:style-name="ro1">
          <table:table-cell office:value-type="string" calcext:value-type="string">
            <text:p>Probability score:</text:p>
          </table:table-cell>
          <table:table-cell table:style-name="ce4" office:value-type="string" calcext:value-type="string">
            <text:p>4.562499e+00</text:p>
          </table:table-cell>
        </table:table-row>
      </table:table>
      <table:table table:name="Path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?</text:p>
          </table:table-cell>
          <table:table-cell table:style-name="ce1" office:value-type="string" calcext:value-type="string">
            <text:p>Reasons</text:p>
          </table:table-cell>
          <table:table-cell table:style-name="ce1" office:value-type="string" calcext:value-type="string">
            <text:p>Details</text:p>
          </table:table-cell>
          <table:table-cell/>
        </table:table-row>
        <table:table-row table:style-name="ro1">
          <table:table-cell office:value-type="string" calcext:value-type="string">
            <text:p>under_curv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return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Error expression return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 / Error analysis produces gradient &lt; 0.5</text:p>
          </table:table-cell>
          <table:table-cell office:value-type="string" calcext:value-type="string">
            <text:p>0.0649281 + 0.344024 x</text:p>
          </table:table-cell>
          <table:table-cell office:value-type="float" office:value="0.23694" calcext:value-type="float">
            <text:p>0.2369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 / Error analysis produces gradient &lt; 0.5</text:p>
          </table:table-cell>
          <table:table-cell office:value-type="string" calcext:value-type="string">
            <text:p>0.10585 + 0.654314 x</text:p>
          </table:table-cell>
          <table:table-cell office:value-type="float" office:value="0.433008" calcext:value-type="float">
            <text:p>0.433008</text:p>
          </table:table-cell>
        </table:table-row>
        <table:table-row table:style-name="ro1">
          <table:table-cell office:value-type="string" calcext:value-type="string">
            <text:p>num_sample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dition variabl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ccuracy </text:p>
          </table:table-cell>
          <table:table-cell table:style-name="ce6" table:formula="of:=5/6" office:value-type="percentage" office:value="0.833333333333333" calcext:value-type="percentage">
            <text:p>83.33%</text:p>
          </table:table-cell>
          <table:table-cell table:number-columns-repeated="4"/>
        </table:table-row>
      </table:table>
      <table:table table:name="ApproxSymat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 (ApproxSymate)?</text:p>
          </table:table-cell>
          <table:table-cell/>
        </table:table-row>
        <table:table-row table:style-name="ro1">
          <table:table-cell office:value-type="string" calcext:value-type="string">
            <text:p>under_curve</text:p>
          </table:table-cell>
          <table:table-cell table:number-columns-repeated="2" office:value-type="string" calcext:value-type="string">
            <text:p>N</text:p>
          </table:table-cell>
          <table:table-cell table:formula="of:=IF([.B4]=&quot;N&quot;;IF([.C4]=&quot;N&quot;;&quot;TN&quot;;&quot;FP&quot;);IF([.C4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2" office:value-type="string" calcext:value-type="string">
            <text:p>N</text:p>
          </table:table-cell>
          <table:table-cell table:formula="of:=IF([.B5]=&quot;N&quot;;IF([.C5]=&quot;N&quot;;&quot;TN&quot;;&quot;FP&quot;);IF([.C5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B6]=&quot;N&quot;;IF([.C6]=&quot;N&quot;;&quot;TN&quot;;&quot;FP&quot;);IF([.C6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formula="of:=IF([.B7]=&quot;N&quot;;IF([.C7]=&quot;N&quot;;&quot;TN&quot;;&quot;FP&quot;);IF([.C7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formula="of:=IF([.B8]=&quot;N&quot;;IF([.C8]=&quot;N&quot;;&quot;TN&quot;;&quot;FP&quot;);IF([.C8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office:value-type="string" calcext:value-type="string">
            <text:p>num_samples</text:p>
          </table:table-cell>
          <table:table-cell table:number-columns-repeated="2" office:value-type="string" calcext:value-type="string">
            <text:p>N</text:p>
          </table:table-cell>
          <table:table-cell table:formula="of:=IF([.B9]=&quot;N&quot;;IF([.C9]=&quot;N&quot;;&quot;TN&quot;;&quot;FP&quot;);IF([.C9]=&quot;N&quot;;&quot;FN&quot;;&quot;TP&quot;))" office:value-type="string" office:string-value="TN" calcext:value-type="string">
            <text:p>TN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P</text:p>
          </table:table-cell>
          <table:table-cell table:formula="of:=COUNTIFS([.D3:.D9];&quot;=TP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</text:p>
          </table:table-cell>
          <table:table-cell table:style-name="ce8" table:formula="of:=COUNTIFS([.D3:.D9];&quot;=TN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</text:p>
          </table:table-cell>
          <table:table-cell table:style-name="ce8" table:formula="of:=COUNTIFS([.D3:.D9];&quot;=FP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</text:p>
          </table:table-cell>
          <table:table-cell table:style-name="ce8" table:formula="of:=COUNTIFS([.D3:.D9];&quot;=FN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curacy </text:p>
          </table:table-cell>
          <table:table-cell table:formula="of:=([.B13]+[.B14])/SUM([.B13:.B16])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 </text:p>
          </table:table-cell>
          <table:table-cell table:formula="of:= [.B13]/([.B13]+[.B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all</text:p>
          </table:table-cell>
          <table:table-cell table:formula="of:=[.B13]/([.B13]+[.B16])" office:value-type="float" office:value="0.666666666666667" calcext:value-type="float">
            <text:p>0.666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21:55:01.430538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6:19.379985826</meta:creation-date>
    <dc:date>2018-03-19T23:04:03.609355826</dc:date>
    <meta:editing-duration>PT51M4S</meta:editing-duration>
    <meta:editing-cycles>9</meta:editing-cycles>
    <meta:generator>LibreOffice/5.1.6.2$Linux_X86_64 LibreOffice_project/10m0$Build-2</meta:generator>
    <meta:document-statistic meta:table-count="3" meta:cell-count="98" meta:object-count="0"/>
  </office:meta>
</office:document-meta>
</file>